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de" fo:country="D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de" fo:country="DE" fo:font-weight="bold" officeooo:rsid="000ac927" officeooo:paragraph-rsid="000ac92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bold" officeooo:rsid="000ac927" officeooo:paragraph-rsid="000ac92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de" fo:country="DE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fo:font-weight="bold" officeooo:rsid="000ac927" officeooo:paragraph-rsid="000ac92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fo:font-weight="bold" officeooo:rsid="000cafed" officeooo:paragraph-rsid="000cafe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weight="bold" officeooo:rsid="000de480" officeooo:paragraph-rsid="000de48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fo:font-weight="bold" officeooo:rsid="00119d9b" officeooo:paragraph-rsid="00119d9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cafed" officeooo:paragraph-rsid="000cafe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de480" officeooo:paragraph-rsid="000de4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11117" officeooo:paragraph-rsid="0011111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ac927" officeooo:paragraph-rsid="000ac92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de" fo:country="DE" fo:font-weight="bold" officeooo:rsid="000ac927" officeooo:paragraph-rsid="000ac92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normal" officeooo:rsid="00111117" style:font-weight-asian="normal" style:font-weight-complex="normal"/>
    </style:style>
    <style:style style:name="T2" style:family="text">
      <style:text-properties officeooo:rsid="000ac927"/>
    </style:style>
    <style:style style:name="T3" style:family="text">
      <style:text-properties officeooo:rsid="000c8f7d"/>
    </style:style>
    <style:style style:name="T4" style:family="text">
      <style:text-properties officeooo:rsid="00119d9b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7">Übungsblatt <text:span text:style-name="T2">2</text:span></text:p>
      <text:p text:style-name="P7"/>
      <text:p text:style-name="P7"/>
      <text:p text:style-name="P7">Computergraphik I </text:p>
      <text:p text:style-name="P7">WS 14/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gabe: <text:span text:style-name="T3">28</text:span>.11.2014</text:p>
      <text:p text:style-name="P1"/>
      <text:p text:style-name="P1"/>
      <text:p text:style-name="P1">Gruppe 18</text:p>
      <text:p text:style-name="P1"/>
      <text:p text:style-name="P1">Simon Bahr 350648, </text:p>
      <text:p text:style-name="P1">Friedrich Meckel, 332561</text:p>
      <text:p text:style-name="P1">Tim Spankowski,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ufgabe 2: Theoriefragen</text:p>
      <text:p text:style-name="P2"/>
      <text:p text:style-name="P2"/>
      <text:p text:style-name="P3">1.</text:p>
      <text:p text:style-name="P5">a)</text:p>
      <text:p text:style-name="P13">Gesucht ist <draw:frame draw:style-name="fr1" draw:name="Objekt2" text:anchor-type="as-char" svg:width="0.443cm" svg:height="0.534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12"><draw:frame draw:style-name="fr1" draw:name="Objekt1" text:anchor-type="as-char" svg:width="7.414cm" svg:height="3.7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b)</text:p>
      <text:p text:style-name="P5"><draw:frame draw:style-name="fr1" draw:name="Objekt3" text:anchor-type="as-char" svg:width="2.168cm" svg:height="3.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9">c)</text:p>
      <text:p text:style-name="P10"><draw:frame draw:style-name="fr1" draw:name="Objekt4" text:anchor-type="as-char" svg:width="11.557cm" svg:height="5.94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>d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</text:p>
      <text:p text:style-name="P5">a) <text:span text:style-name="T1">Gesucht ist die homogene Repräsentation einer beliebigen Geraden</text:span><text:span text:style-name="T1"><draw:frame draw:style-name="fr1" draw:name="Objekt6" text:anchor-type="as-char" svg:width="0.441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<text:p text:style-name="P5"><draw:frame draw:style-name="fr1" draw:name="Objekt5" text:anchor-type="as-char" svg:width="12.578cm" svg:height="6.98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14">Ob ein Punkt auf einer Geraden liegt lässt sich <text:span text:style-name="T4">in homogenen Koordinaten </text:span>herausfinden in dem man die transponierte homogene Repräsentation der Geraden mit der homogenen <text:span text:style-name="T4">Repräsentation</text:span> des Punktes mal nimmt. Ist das <text:span text:style-name="T4">Ergebnis</text:span> 0, so liegt der Punkt auf der Geraden.</text:p>
      <text:p text:style-name="P15"/>
      <text:p text:style-name="P5">b)</text:p>
      <text:p text:style-name="P11"><draw:frame draw:style-name="fr1" draw:name="Objekt7" text:anchor-type="as-char" svg:width="16.247cm" svg:height="14.42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<text:soft-page-break/></text:p>
      <text:p text:style-name="P4">3.</text:p>
      <text:p text:style-name="P5">a)</text:p>
      <text:p text:style-name="P5"/>
      <text:p text:style-name="P5">b)</text:p>
      <text:p text:style-name="P5"/>
      <text:p text:style-name="P5">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50S</meta:editing-duration>
    <meta:editing-cycles>21</meta:editing-cycles>
    <meta:generator>LibreOffice/4.3.2.2$Windows_x86 LibreOffice_project/edfb5295ba211bd31ad47d0bad0118690f76407d</meta:generator>
    <dc:date>2014-11-22T17:17:14.406000000</dc:date>
    <meta:document-statistic meta:table-count="0" meta:image-count="0" meta:object-count="7" meta:page-count="4" meta:paragraph-count="28" meta:word-count="85" meta:character-count="514" meta:non-whitespace-character-count="4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row>
                    <mi>c</mi>
                    <mo stretchy="false">−</mo>
                    <mi>e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table>
                    <mtr>
                      <mtd>
                        <mrow>
                          <msub>
                            <mi>c</mi>
                            <mi>x</mi>
                          </msub>
                          <mo stretchy="false">−</mo>
                          <msub>
                            <mi>e</mi>
                            <mi>x</mi>
                          </msub>
                        </mrow>
                      </mtd>
                    </mtr>
                    <mtr>
                      <mtd>
                        <mrow>
                          <msub>
                            <mi>c</mi>
                            <mi>y</mi>
                          </msub>
                          <mo stretchy="false">−</mo>
                          <msub>
                            <mi>e</mi>
                            <mi>y</mi>
                          </msub>
                        </mrow>
                      </mtd>
                    </mtr>
                    <mtr>
                      <mtd>
                        <mrow>
                          <msub>
                            <mi>c</mi>
                            <mi>z</mi>
                          </msub>
                          <mo stretchy="false">−</mo>
                          <msub>
                            <mi>e</mi>
                            <mi>z</mi>
                          </msub>
                        </mrow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i>t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t</mi>
                          <mi>x</mi>
                        </msub>
                      </mtd>
                    </mtr>
                    <mtr>
                      <mtd>
                        <msub>
                          <mi>t</mi>
                          <mi>y</mi>
                        </msub>
                      </mtd>
                    </mtr>
                    <mtr>
                      <mtd>
                        <msub>
                          <mi>t</mi>
                          <mi>z</mi>
                        </msub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over accent="true">
              <mi>d</mi>
              <mo stretchy="false">⃗</mo>
            </mover>
            <mo stretchy="false">=</mo>
            <mrow>
              <mrow>
                <mo fence="true" stretchy="false">(</mo>
                <mrow>
                  <mrow>
                    <mi>c</mi>
                    <mo stretchy="false">−</mo>
                    <mi>e</mi>
                  </mrow>
                </mrow>
                <mo fence="true" stretchy="false">)</mo>
              </mrow>
              <mo stretchy="false">×</mo>
              <mover accent="true">
                <mi>t</mi>
                <mo stretchy="false">⃗</mo>
              </mover>
            </mrow>
            <mo stretchy="false">=</mo>
            <mrow>
              <mo fence="true" stretchy="true">(</mo>
              <mrow>
                <mtable>
                  <mtr>
                    <mtd>
                      <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y</mi>
                                </msub>
                                <mo stretchy="false">−</mo>
                                <msub>
                                  <mi>e</mi>
                                  <mi>y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z</mi>
                          </msub>
                        </mrow>
                        <mo stretchy="false">−</mo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z</mi>
                                </msub>
                                <mo stretchy="false">−</mo>
                                <msub>
                                  <mi>e</mi>
                                  <mi>z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y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z</mi>
                                </msub>
                                <mo stretchy="false">−</mo>
                                <msub>
                                  <mi>e</mi>
                                  <mi>z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x</mi>
                          </msub>
                        </mrow>
                        <mo stretchy="false">−</mo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x</mi>
                                </msub>
                                <mo stretchy="false">−</mo>
                                <msub>
                                  <mi>e</mi>
                                  <mi>x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z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x</mi>
                                </msub>
                                <mo stretchy="false">−</mo>
                                <msub>
                                  <mi>e</mi>
                                  <mi>x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y</mi>
                          </msub>
                        </mrow>
                        <mo stretchy="false">−</mo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y</mi>
                                </msub>
                                <mo stretchy="false">−</mo>
                                <msub>
                                  <mi>e</mi>
                                  <mi>y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x</mi>
                          </msub>
                        </mrow>
                      </mrow>
                    </mtd>
                  </mtr>
                </mtable>
              </mrow>
              <mo fence="true" stretchy="true">)</mo>
            </mrow>
          </mrow>
        </mtd>
      </mtr>
    </mtable>
    <annotation encoding="StarMath 5.0">(c-e) = left (  matrix{c_x-e_x##c_y-e_y##c_z-e_z} right ) , 
vec t = left( matrix{t_x##t_y##t_z} right)
newline
vec d = (c-e) times vec t = left ( matrix{(c_y-e_y)*t_z - (c_z-e_z)*t_y##(c_z-e_z)*t_x - (c_x-e_x)*t_z ## (c_x-e_x)*t_y - (c_y-e_y)*t_x} right )</annotation>
  </semantics>
</math>
</file>

<file path=Object 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sei</mi>
            <mi mathvariant="normal">:</mi>
            <mrow>
              <mover accent="true">
                <msup>
                  <mi>d</mi>
                  <mi>°</mi>
                </msup>
                <mo stretchy="false">⃗</mo>
              </mover>
              <mo stretchy="false">=</mo>
              <mfrac>
                <mover accent="true">
                  <mi>d</mi>
                  <mo stretchy="false">⃗</mo>
                </mover>
                <mrow>
                  <mo fence="true" stretchy="true">|</mo>
                  <mrow>
                    <mover accent="true">
                      <mi>d</mi>
                      <mo stretchy="false">⃗</mo>
                    </mover>
                  </mrow>
                  <mo fence="true" stretchy="true">|</mo>
                </mrow>
              </mfrac>
            </mrow>
          </mrow>
        </mtd>
      </mtr>
      <mtr>
        <mtd>
          <mrow>
            <mi>r</mi>
            <mo stretchy="false">=</mo>
            <mrow>
              <mi>e</mi>
              <mo stretchy="false">+</mo>
              <mrow>
                <mfrac>
                  <mi>s</mi>
                  <mn>2</mn>
                </mfrac>
                <mo stretchy="false">∗</mo>
                <mover accent="true">
                  <msup>
                    <mi>d</mi>
                    <mi>°</mi>
                  </msup>
                  <mo stretchy="false">⃗</mo>
                </mover>
              </mrow>
            </mrow>
          </mrow>
        </mtd>
      </mtr>
      <mtr>
        <mtd>
          <mrow>
            <mi>l</mi>
            <mo stretchy="false">=</mo>
            <mrow>
              <mi>e</mi>
              <mo stretchy="false">−</mo>
              <mrow>
                <mfrac>
                  <mi>s</mi>
                  <mn>2</mn>
                </mfrac>
                <mo stretchy="false">∗</mo>
                <mover accent="true">
                  <msup>
                    <mi>d</mi>
                    <mi>°</mi>
                  </msup>
                  <mo stretchy="false">⃗</mo>
                </mover>
              </mrow>
            </mrow>
          </mrow>
        </mtd>
      </mtr>
    </mtable>
    <annotation encoding="StarMath 5.0">sei: vec d^° = vec d over abs{vec d} 
newline 
r = e + s over 2 * vec d^°
newline
l = e - s over 2 * vec d^°</annotation>
  </semantics>
</math>
</file>

<file path=Object 4/content.xml><?xml version="1.0" encoding="utf-8"?>
<math xmlns="http://www.w3.org/1998/Math/MathML" display="block">
  <semantics>
    <mtable>
      <mtr>
        <mtd>
          <mrow>
            <mover accent="true">
              <msubsup>
                <mi>e</mi>
                <mi>i</mi>
                <mi>l</mi>
              </msubsup>
              <mo stretchy="false">⃗</mo>
            </mover>
            <mi mathvariant="italic">sei</mi>
            <mi mathvariant="italic">der</mi>
            <mi mathvariant="italic">für</mi>
            <mi>'</mi>
            <mi>l</mi>
            <mi>'</mi>
            <mi mathvariant="italic">lokale</mi>
            <mi mathvariant="italic">Einheitsvektor</mi>
            <mi mathvariant="italic">von</mi>
            <mi mathvariant="italic">der</mi>
            <mi mathvariant="italic">Achse</mi>
            <mi>i</mi>
            <mi mathvariant="italic">mit</mi>
            <mrow>
              <mi>i</mi>
              <mo stretchy="false">∈</mo>
              <mrow>
                <mo fence="true" stretchy="false">{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}</mo>
              </mrow>
            </mrow>
          </mrow>
        </mtd>
      </mtr>
      <mtr>
        <mtd>
          <mrow>
            <mrow>
              <mover accent="true">
                <msubsup>
                  <mi>e</mi>
                  <mi>x</mi>
                  <mi>l</mi>
                </msubsup>
                <mo stretchy="false">⃗</mo>
              </mover>
              <mo stretchy="false">=</mo>
              <mfrac>
                <mrow>
                  <mi>c</mi>
                  <mo stretchy="false">−</mo>
                  <mi>l</mi>
                </mrow>
                <mrow>
                  <mo fence="true" stretchy="true">|</mo>
                  <mrow>
                    <mrow>
                      <mi>c</mi>
                      <mo stretchy="false">−</mo>
                      <mi>l</mi>
                    </mrow>
                  </mrow>
                  <mo fence="true" stretchy="true">|</mo>
                </mrow>
              </mfrac>
            </mrow>
            <mi>,</mi>
            <mrow>
              <mover accent="true">
                <msubsup>
                  <mi>e</mi>
                  <mi>y</mi>
                  <mi>l</mi>
                </msubsup>
                <mo stretchy="false">⃗</mo>
              </mover>
              <mo stretchy="false">=</mo>
              <mfrac>
                <mrow>
                  <mover accent="true">
                    <msubsup>
                      <mi>e</mi>
                      <mi>x</mi>
                      <mi>l</mi>
                    </msubsup>
                    <mo stretchy="false">⃗</mo>
                  </mover>
                  <mo stretchy="false">×</mo>
                  <mover accent="true">
                    <mi>t</mi>
                    <mo stretchy="false">⃗</mo>
                  </mover>
                </mrow>
                <mrow>
                  <mo fence="true" stretchy="true">|</mo>
                  <mrow>
                    <mrow>
                      <mover accent="true">
                        <msubsup>
                          <mi>e</mi>
                          <mi>x</mi>
                          <mi>l</mi>
                        </msubsup>
                        <mo stretchy="false">⃗</mo>
                      </mover>
                      <mo stretchy="false">×</mo>
                      <mover accent="true">
                        <mi>t</mi>
                        <mo stretchy="false">⃗</mo>
                      </mover>
                    </mrow>
                  </mrow>
                  <mo fence="true" stretchy="true">|</mo>
                </mrow>
              </mfrac>
            </mrow>
            <mi>,</mi>
            <mrow>
              <mover accent="true">
                <msubsup>
                  <mi>e</mi>
                  <mi>z</mi>
                  <mi>l</mi>
                </msubsup>
                <mo stretchy="false">⃗</mo>
              </mover>
              <mo stretchy="false">=</mo>
              <mfrac>
                <mrow>
                  <mover accent="true">
                    <msubsup>
                      <mi>e</mi>
                      <mi>x</mi>
                      <mi>l</mi>
                    </msubsup>
                    <mo stretchy="false">⃗</mo>
                  </mover>
                  <mo stretchy="false">×</mo>
                  <mover accent="true">
                    <msubsup>
                      <mi>e</mi>
                      <mi>y</mi>
                      <mi>l</mi>
                    </msubsup>
                    <mo stretchy="false">⃗</mo>
                  </mover>
                </mrow>
                <mrow>
                  <mo fence="true" stretchy="true">|</mo>
                  <mrow>
                    <mrow>
                      <mover accent="true">
                        <msubsup>
                          <mi>e</mi>
                          <mi>x</mi>
                          <mi>l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e</mi>
                          <mi>y</mi>
                          <mi>l</mi>
                        </msubsup>
                        <mo stretchy="false">⃗</mo>
                      </mover>
                    </mrow>
                  </mrow>
                  <mo fence="true" stretchy="true">|</mo>
                </mrow>
              </mfrac>
            </mrow>
          </mrow>
        </mtd>
      </mtr>
      <mtr>
        <mtd>
          <mrow>
            <mover accent="true">
              <msubsup>
                <mi>e</mi>
                <mi>x</mi>
                <mi>l</mi>
              </msubsup>
              <mo stretchy="false">⃗</mo>
            </mover>
            <mi>,</mi>
            <mover accent="true">
              <msubsup>
                <mi>e</mi>
                <mi>y</mi>
                <mi>l</mi>
              </msubsup>
              <mo stretchy="false">⃗</mo>
            </mover>
            <mi mathvariant="italic">und</mi>
            <mover accent="true">
              <msubsup>
                <mi>e</mi>
                <mi>z</mi>
                <mi>l</mi>
              </msubsup>
              <mo stretchy="false">⃗</mo>
            </mover>
            <mi mathvariant="italic">bilden</mi>
            <mi mathvariant="italic">das</mi>
            <mi mathvariant="italic">lokale</mi>
            <mi mathvariant="italic">Korrdinatensystem</mi>
            <mi mathvariant="italic">von</mi>
            <mi>l</mi>
            <mn>.</mn>
          </mrow>
        </mtd>
      </mtr>
      <mtr>
        <mtd>
          <mrow/>
        </mtd>
      </mtr>
      <mtr>
        <mtd>
          <mrow>
            <mover accent="true">
              <msubsup>
                <mi>e</mi>
                <mi>i</mi>
                <mi>r</mi>
              </msubsup>
              <mo stretchy="false">⃗</mo>
            </mover>
            <mi mathvariant="italic">sei</mi>
            <mi mathvariant="italic">der</mi>
            <mi mathvariant="italic">für</mi>
            <mi>'</mi>
            <mi>r</mi>
            <mi>'</mi>
            <mi mathvariant="italic">lokale</mi>
            <mi mathvariant="italic">Einheitsvektor</mi>
            <mi mathvariant="italic">von</mi>
            <mi mathvariant="italic">der</mi>
            <mi mathvariant="italic">Achse</mi>
            <mi>i</mi>
            <mi mathvariant="italic">mit</mi>
            <mrow>
              <mi>i</mi>
              <mo stretchy="false">∈</mo>
              <mrow>
                <mo fence="true" stretchy="false">{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}</mo>
              </mrow>
            </mrow>
          </mrow>
        </mtd>
      </mtr>
      <mtr>
        <mtd>
          <mrow>
            <mrow>
              <mover accent="true">
                <msubsup>
                  <mi>e</mi>
                  <mi>x</mi>
                  <mi>r</mi>
                </msubsup>
                <mo stretchy="false">⃗</mo>
              </mover>
              <mo stretchy="false">=</mo>
              <mfrac>
                <mrow>
                  <mi>c</mi>
                  <mo stretchy="false">−</mo>
                  <mi>r</mi>
                </mrow>
                <mrow>
                  <mo fence="true" stretchy="true">|</mo>
                  <mrow>
                    <mrow>
                      <mi>c</mi>
                      <mo stretchy="false">−</mo>
                      <mi>r</mi>
                    </mrow>
                  </mrow>
                  <mo fence="true" stretchy="true">|</mo>
                </mrow>
              </mfrac>
            </mrow>
            <mi>,</mi>
            <mrow>
              <mover accent="true">
                <msubsup>
                  <mi>e</mi>
                  <mi>y</mi>
                  <mi>r</mi>
                </msubsup>
                <mo stretchy="false">⃗</mo>
              </mover>
              <mo stretchy="false">=</mo>
              <mfrac>
                <mrow>
                  <mover accent="true">
                    <msubsup>
                      <mi>e</mi>
                      <mi>x</mi>
                      <mi>r</mi>
                    </msubsup>
                    <mo stretchy="false">⃗</mo>
                  </mover>
                  <mo stretchy="false">×</mo>
                  <mover accent="true">
                    <mi>t</mi>
                    <mo stretchy="false">⃗</mo>
                  </mover>
                </mrow>
                <mrow>
                  <mo fence="true" stretchy="true">|</mo>
                  <mrow>
                    <mrow>
                      <mover accent="true">
                        <msubsup>
                          <mi>e</mi>
                          <mi>x</mi>
                          <mi>r</mi>
                        </msubsup>
                        <mo stretchy="false">⃗</mo>
                      </mover>
                      <mo stretchy="false">×</mo>
                      <mover accent="true">
                        <mi>t</mi>
                        <mo stretchy="false">⃗</mo>
                      </mover>
                    </mrow>
                  </mrow>
                  <mo fence="true" stretchy="true">|</mo>
                </mrow>
              </mfrac>
            </mrow>
            <mi>,</mi>
            <mrow>
              <mover accent="true">
                <msubsup>
                  <mi>e</mi>
                  <mi>z</mi>
                  <mi>r</mi>
                </msubsup>
                <mo stretchy="false">⃗</mo>
              </mover>
              <mo stretchy="false">=</mo>
              <mfrac>
                <mrow>
                  <mover accent="true">
                    <msubsup>
                      <mi>e</mi>
                      <mi>x</mi>
                      <mi>r</mi>
                    </msubsup>
                    <mo stretchy="false">⃗</mo>
                  </mover>
                  <mo stretchy="false">×</mo>
                  <mover accent="true">
                    <msubsup>
                      <mi>e</mi>
                      <mi>y</mi>
                      <mi>r</mi>
                    </msubsup>
                    <mo stretchy="false">⃗</mo>
                  </mover>
                </mrow>
                <mrow>
                  <mo fence="true" stretchy="true">|</mo>
                  <mrow>
                    <mrow>
                      <mover accent="true">
                        <msubsup>
                          <mi>e</mi>
                          <mi>x</mi>
                          <mi>r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e</mi>
                          <mi>y</mi>
                          <mi>r</mi>
                        </msubsup>
                        <mo stretchy="false">⃗</mo>
                      </mover>
                    </mrow>
                  </mrow>
                  <mo fence="true" stretchy="true">|</mo>
                </mrow>
              </mfrac>
            </mrow>
          </mrow>
        </mtd>
      </mtr>
      <mtr>
        <mtd>
          <mrow>
            <mover accent="true">
              <msubsup>
                <mi>e</mi>
                <mi>x</mi>
                <mi>r</mi>
              </msubsup>
              <mo stretchy="false">⃗</mo>
            </mover>
            <mi>,</mi>
            <mover accent="true">
              <msubsup>
                <mi>e</mi>
                <mi>y</mi>
                <mi>r</mi>
              </msubsup>
              <mo stretchy="false">⃗</mo>
            </mover>
            <mi mathvariant="italic">und</mi>
            <mover accent="true">
              <msubsup>
                <mi>e</mi>
                <mi>z</mi>
                <mi>r</mi>
              </msubsup>
              <mo stretchy="false">⃗</mo>
            </mover>
            <mi mathvariant="italic">bilden</mi>
            <mi mathvariant="italic">das</mi>
            <mi mathvariant="italic">lokale</mi>
            <mi mathvariant="italic">Korrdinatensystem</mi>
            <mi mathvariant="italic">von</mi>
            <mi>r</mi>
            <mi>.</mi>
          </mrow>
        </mtd>
      </mtr>
    </mtable>
    <annotation encoding="StarMath 5.0">vec e^l_i sei der für 'l' lokale Einheitsvektor von der Achse i mit i in lbrace x,y,z rbrace
newline
vec e^l_x = {c-l} over abs{c-l} , vec e^l_y = vec e^l_x times vec t over abs{vec e^l_x times vec t} ,  vec e^l_z = vec e^l_x times vec e^l_y over abs { vec e^l_x times vec e^l_y }
newline
vec e^l_x, vec e^l_y und vec e^l_z bilden das lokale Korrdinatensystem von l.
newline
newline
vec e^r_i sei der für 'r' lokale Einheitsvektor von der Achse i mit i in lbrace x,y,z rbrace
newline
vec e^r_x = {c-r} over abs{ c-r } , vec e^r_y = vec e^r_x times vec t over abs{vec e^r_x times vec t}, vec e^r_z = vec e^r_x times vec e^r_y over abs { vec e^r_x times vec e^r_y }
newline
vec e^r_x, vec e^r_y und vec e^r_z bilden das lokale Korrdinatensystem von r.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lle</mi>
            <mi mathvariant="italic">Punkte</mi>
            <mi mathvariant="italic">die</mi>
            <mi mathvariant="italic">die</mi>
            <mi mathvariant="italic">Formel</mi>
            <mrow>
              <mrow>
                <mi mathvariant="italic">ax</mi>
                <mo stretchy="false">+</mo>
                <mi mathvariant="italic">by</mi>
                <mo stretchy="false">+</mo>
                <mi>c</mi>
              </mrow>
              <mo stretchy="false">=</mo>
              <mn>0</mn>
            </mrow>
            <mi mathvariant="italic">erfüllen</mi>
            <mi mathvariant="italic">liegen</mi>
            <mi mathvariant="italic">auf</mi>
            <mi mathvariant="italic">der</mi>
            <mi mathvariant="italic">Geraden</mi>
            <mn>.</mn>
          </mrow>
        </mtd>
      </mtr>
      <mtr>
        <mtd>
          <mrow>
            <mi mathvariant="italic">Die</mi>
            <mi mathvariant="italic">homogene</mi>
            <mi mathvariant="italic">Repräsentation</mi>
            <mi mathvariant="italic">eines</mi>
            <mi mathvariant="italic">beliebigen</mi>
            <mn>2</mn>
            <mrow>
              <mi>D</mi>
              <mo stretchy="false">−</mo>
              <mi mathvariant="italic">Punktes</mi>
            </mrow>
            <mi mathvariant="italic">sei</mi>
            <mrow>
              <mi>p</mi>
              <mo stretchy="false">=</mo>
              <mrow>
                <mo fence="true" stretchy="tru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i mathvariant="italic">Die</mi>
            <mi mathvariant="italic">Multiplikatiuon</mi>
            <mi mathvariant="italic">von</mi>
            <mover accent="true">
              <mi>p</mi>
              <mo stretchy="false">⃗</mo>
            </mover>
            <mi mathvariant="italic">mit</mi>
            <mi mathvariant="italic">der</mi>
            <mi mathvariant="italic">homogenen</mi>
            <mi mathvariant="italic">Repräsentation</mi>
            <mi mathvariant="italic">der</mi>
            <mi mathvariant="italic">Geraden</mi>
          </mrow>
        </mtd>
      </mtr>
      <mtr>
        <mtd>
          <mrow>
            <mi mathvariant="italic">muss</mi>
            <mi mathvariant="italic">die</mi>
            <mi mathvariant="italic">impliziete</mi>
            <mi mathvariant="italic">Gleichung</mi>
            <mi mathvariant="italic">ergeben</mi>
            <mn>.</mn>
          </mrow>
        </mtd>
      </mtr>
      <mtr>
        <mtd>
          <mrow>
            <mi mathvariant="italic">Daraus</mi>
            <mi mathvariant="italic">folgt</mi>
            <mi mathvariant="normal">:</mi>
          </mrow>
        </mtd>
      </mtr>
      <mtr>
        <mtd>
          <mrow>
            <mn>0</mn>
            <mo stretchy="false">=</mo>
            <mrow>
              <mrow>
                <mi>a</mi>
                <mo stretchy="false">∗</mo>
                <mi>x</mi>
              </mrow>
              <mo stretchy="false">+</mo>
              <mrow>
                <mi>b</mi>
                <mo stretchy="false">∗</mo>
                <mi>y</mi>
              </mrow>
              <mo stretchy="false">+</mo>
              <mrow>
                <mi>z</mi>
                <mo stretchy="false">∗</mo>
                <mn>1</mn>
              </mrow>
            </mrow>
            <mo stretchy="false">=</mo>
            <mrow>
              <mrow>
                <mo fence="true" stretchy="true">(</mo>
                <mrow>
                  <mtable>
                    <mtr>
                      <mtd>
                        <mi>a</mi>
                      </mtd>
                      <mtd>
                        <mi>b</mi>
                      </mtd>
                      <mtd>
                        <mi>c</mi>
                      </mtd>
                    </mtr>
                  </mtable>
                </mrow>
                <mo fence="true" stretchy="true">)</mo>
              </mrow>
              <mo stretchy="false">∗</mo>
              <mrow>
                <mo fence="true" stretchy="tru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  <mo stretchy="false">=</mo>
            <mrow>
              <mover accent="true">
                <msup>
                  <mi>g</mi>
                  <mi>T</mi>
                </msup>
                <mo stretchy="false">⃗</mo>
              </mover>
              <mo stretchy="false">∗</mo>
              <mover accent="true">
                <mi>p</mi>
                <mo stretchy="false">⃗</mo>
              </mover>
            </mrow>
          </mrow>
        </mtd>
      </mtr>
      <mtr>
        <mtd>
          <mrow>
            <mi mathvariant="italic">also</mi>
            <mi mathvariant="normal">:</mi>
            <mrow>
              <mover accent="true">
                <mi>g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  <mtr>
                      <mtd>
                        <mi>c</mi>
                      </mtd>
                    </mtr>
                  </mtable>
                </mrow>
                <mo fence="true" stretchy="true">)</mo>
              </mrow>
            </mrow>
          </mrow>
        </mtd>
      </mtr>
    </mtable>
    <annotation encoding="StarMath 5.0">Alle Punkte die die Formel ax+by+c = 0 erfüllen liegen auf der Geraden.
newline
Die homogene Repräsentation eines beliebigen 2D-Punktes sei p = left( matrix{x##y##1}right )
newline
Die Multiplikatiuon von vec p mit der homogenen Repräsentation der Geraden 
newline 
muss die impliziete Gleichung ergeben.
newline
Daraus folgt:
newline
0 = a*x+b*y+z*1 = left (matrix{a#b#c} right ) * left ( matrix{x##y##1} right ) 
= vec g^T * vec p
newline
also: vec g = left ( matrix{a##b##c} right )

</annotation>
  </semantics>
</math>
</file>

<file path=Object 6/content.xml><?xml version="1.0" encoding="utf-8"?>
<math xmlns="http://www.w3.org/1998/Math/MathML" display="block">
  <semantics>
    <mover accent="true">
      <mi>g</mi>
      <mo stretchy="false">⃗</mo>
    </mover>
    <annotation encoding="StarMath 5.0">vec g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Seien</mi>
            <mover accent="true">
              <msub>
                <mi>g</mi>
                <mn>1</mn>
              </msub>
              <mo stretchy="false">⃗</mo>
            </mover>
            <mi mathvariant="italic">und</mi>
            <mover accent="true">
              <msub>
                <mi>g</mi>
                <mn>2</mn>
              </msub>
              <mo stretchy="false">⃗</mo>
            </mover>
            <mi mathvariant="italic">zwei</mi>
            <mi mathvariant="italic">homogene</mi>
            <mi mathvariant="italic">Repräsentationen</mi>
            <mi mathvariant="italic">einer</mi>
            <mi mathvariant="italic">Gerade</mi>
            <mi>,</mi>
            <mi mathvariant="italic">die</mi>
            <mi mathvariant="italic">einen</mi>
            <mi mathvariant="italic">Schnittpunkt</mi>
            <mi mathvariant="italic">haben</mi>
            <mn>.</mn>
          </mrow>
        </mtd>
      </mtr>
      <mtr>
        <mtd>
          <mrow>
            <mi mathvariant="italic">Der</mi>
            <mi mathvariant="italic">Schnittpunkt</mi>
            <mover accent="true">
              <mi>s</mi>
              <mo stretchy="false">⃗</mo>
            </mover>
            <mi mathvariant="italic">muss</mi>
            <mi mathvariant="italic">so</mi>
            <mi mathvariant="italic">gestaltet</mi>
            <mi mathvariant="italic">sein</mi>
            <mi>,</mi>
            <mi mathvariant="italic">dass</mi>
            <mi mathvariant="italic">er</mi>
            <mrow>
              <mrow>
                <mover accent="true">
                  <msubsup>
                    <mi>g</mi>
                    <mn>1</mn>
                    <mi>T</mi>
                  </msubsup>
                  <mo stretchy="false">⃗</mo>
                </mover>
                <mo stretchy="false">∗</mo>
                <mover accent="true">
                  <mi>s</mi>
                  <mo stretchy="false">⃗</mo>
                </mover>
              </mrow>
              <mo stretchy="false">=</mo>
              <mn>0</mn>
            </mrow>
            <mi mathvariant="italic">und</mi>
            <mrow>
              <mrow>
                <mover accent="true">
                  <msubsup>
                    <mi>g</mi>
                    <mn>2</mn>
                    <mi>T</mi>
                  </msubsup>
                  <mo stretchy="false">⃗</mo>
                </mover>
                <mo stretchy="false">∗</mo>
                <mover accent="true">
                  <mi>s</mi>
                  <mo stretchy="false">⃗</mo>
                </mover>
              </mrow>
              <mo stretchy="false">=</mo>
              <mn>0</mn>
            </mrow>
            <mi mathvariant="italic">erfüllt</mi>
            <mn>.</mn>
          </mrow>
        </mtd>
      </mtr>
      <mtr>
        <mtd>
          <mrow>
            <mrow>
              <mover accent="true">
                <msub>
                  <mi>g</mi>
                  <mn>1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a</mi>
                          <mn>1</mn>
                        </msub>
                      </mtd>
                    </mtr>
                    <mtr>
                      <mtd>
                        <msub>
                          <mi>b</mi>
                          <mn>1</mn>
                        </msub>
                      </mtd>
                    </mtr>
                    <mtr>
                      <mtd>
                        <msub>
                          <mi>c</mi>
                          <mn>1</mn>
                        </msub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>
                  <mi>g</mi>
                  <mn>1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a</mi>
                          <mn>2</mn>
                        </msub>
                      </mtd>
                    </mtr>
                    <mtr>
                      <mtd>
                        <msub>
                          <mi>b</mi>
                          <mn>2</mn>
                        </msub>
                      </mtd>
                    </mtr>
                    <mtr>
                      <mtd>
                        <msub>
                          <mi>c</mi>
                          <mn>2</mn>
                        </msub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i>s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row>
              <mover accent="true">
                <msubsup>
                  <mi>g</mi>
                  <mn>1</mn>
                  <mi>T</mi>
                </msubsup>
                <mo stretchy="false">⃗</mo>
              </mover>
              <mo stretchy="false">∗</mo>
              <mover accent="true">
                <mi>s</mi>
                <mo stretchy="false">⃗</mo>
              </mover>
            </mrow>
            <mo stretchy="false">=</mo>
            <mrow>
              <mrow>
                <msub>
                  <mi>a</mi>
                  <mn>1</mn>
                </msub>
                <mo stretchy="false">∗</mo>
                <mi>x</mi>
              </mrow>
              <mo stretchy="false">+</mo>
              <mrow>
                <msub>
                  <mi>b</mi>
                  <mn>1</mn>
                </msub>
                <mo stretchy="false">∗</mo>
                <mi>y</mi>
              </mrow>
              <mo stretchy="false">+</mo>
              <msub>
                <mi>c</mi>
                <mn>1</mn>
              </msub>
            </mrow>
            <mo stretchy="false">=</mo>
            <mn>0</mn>
          </mrow>
        </mtd>
      </mtr>
      <mtr>
        <mtd>
          <mrow>
            <mi mathvariant="italic">daraus</mi>
            <mi mathvariant="italic">folgt</mi>
            <mi mathvariant="normal">:</mi>
            <mrow>
              <mi>x</mi>
              <mo stretchy="false">=</mo>
              <mfrac>
                <mrow>
                  <mrow>
                    <mrow>
                      <mo stretchy="false">−</mo>
                      <msub>
                        <mi>b</mi>
                        <mn>1</mn>
                      </msub>
                    </mrow>
                    <mo stretchy="false">∗</mo>
                    <mi>y</mi>
                  </mrow>
                  <mo stretchy="false">−</mo>
                  <msub>
                    <mi>c</mi>
                    <mn>1</mn>
                  </msub>
                </mrow>
                <msub>
                  <mi>a</mi>
                  <mn>1</mn>
                </msub>
              </mfrac>
            </mrow>
          </mrow>
        </mtd>
      </mtr>
      <mtr>
        <mtd>
          <mrow>
            <mrow>
              <mover accent="true">
                <msubsup>
                  <mi>g</mi>
                  <mn>2</mn>
                  <mi>T</mi>
                </msubsup>
                <mo stretchy="false">⃗</mo>
              </mover>
              <mo stretchy="false">∗</mo>
              <mover accent="true">
                <mi>s</mi>
                <mo stretchy="false">⃗</mo>
              </mover>
            </mrow>
            <mo stretchy="false">=</mo>
            <mrow>
              <mrow>
                <msub>
                  <mi>a</mi>
                  <mn>2</mn>
                </msub>
                <mo stretchy="false">∗</mo>
                <mi>x</mi>
              </mrow>
              <mo stretchy="false">+</mo>
              <mrow>
                <msub>
                  <mi>b</mi>
                  <mn>2</mn>
                </msub>
                <mo stretchy="false">∗</mo>
                <mi>y</mi>
              </mrow>
              <mo stretchy="false">+</mo>
              <msub>
                <mi>c</mi>
                <mn>2</mn>
              </msub>
            </mrow>
            <mo stretchy="false">=</mo>
            <mn>0</mn>
          </mrow>
        </mtd>
      </mtr>
      <mtr>
        <mtd>
          <mrow>
            <mi>x</mi>
            <mi mathvariant="italic">einsetzen</mi>
            <mi mathvariant="normal">:</mi>
            <mrow>
              <mrow>
                <mfrac>
                  <mrow>
                    <msub>
                      <mi>a</mi>
                      <mn>2</mn>
                    </msub>
                    <mo stretchy="false">∗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b>
                                <mi>b</mi>
                                <mn>1</mn>
                              </msub>
                            </mrow>
                            <mo stretchy="false">∗</mo>
                            <mi>y</mi>
                          </mrow>
                          <mo stretchy="false">−</mo>
                          <mi>c</mi>
                        </mrow>
                      </mrow>
                      <mo fence="true" stretchy="false">)</mo>
                    </mrow>
                  </mrow>
                  <msub>
                    <mi>a</mi>
                    <mn>1</mn>
                  </msub>
                </mfrac>
                <mo stretchy="false">+</mo>
                <mrow>
                  <msub>
                    <mi>b</mi>
                    <mn>2</mn>
                  </msub>
                  <mo stretchy="false">∗</mo>
                  <mi>y</mi>
                </mrow>
                <mo stretchy="false">+</mo>
                <msub>
                  <mi>c</mi>
                  <mn>2</mn>
                </msub>
              </mrow>
              <mo stretchy="false">=</mo>
              <mn>0</mn>
            </mrow>
          </mrow>
        </mtd>
      </mtr>
      <mtr>
        <mtd>
          <mrow>
            <mi mathvariant="italic">nach</mi>
            <mi>y</mi>
            <mi mathvariant="italic">umstellen</mi>
            <mi mathvariant="normal">:</mi>
            <mrow>
              <mi>y</mi>
              <mo stretchy="false">=</mo>
              <mfrac>
                <mrow>
                  <mrow>
                    <msub>
                      <mi>c</mi>
                      <mn>1</mn>
                    </msub>
                    <mo stretchy="false">∗</mo>
                    <msub>
                      <mi>a</mi>
                      <mn>2</mn>
                    </msub>
                  </mrow>
                  <mo stretchy="false">−</mo>
                  <mrow>
                    <msub>
                      <mi>a</mi>
                      <mn>1</mn>
                    </msub>
                    <mo stretchy="false">∗</mo>
                    <msub>
                      <mi>c</mi>
                      <mn>2</mn>
                    </msub>
                  </mrow>
                </mrow>
                <mrow>
                  <mrow>
                    <msub>
                      <mi>a</mi>
                      <mn>1</mn>
                    </msub>
                    <mo stretchy="false">∗</mo>
                    <msub>
                      <mi>b</mi>
                      <mn>2</mn>
                    </msub>
                  </mrow>
                  <mo stretchy="false">−</mo>
                  <mrow>
                    <msub>
                      <mi>b</mi>
                      <mn>1</mn>
                    </msub>
                    <mo stretchy="false">∗</mo>
                    <msub>
                      <mi>a</mi>
                      <mn>2</mn>
                    </msub>
                  </mrow>
                </mrow>
              </mfrac>
            </mrow>
          </mrow>
        </mtd>
      </mtr>
      <mtr>
        <mtd>
          <mrow/>
        </mtd>
      </mtr>
      <mtr>
        <mtd>
          <mrow>
            <mi mathvariant="italic">bei</mi>
            <mi>x</mi>
            <mi mathvariant="italic">einsetzen</mi>
            <mi mathvariant="normal">:</mi>
            <mrow>
              <mi>x</mi>
              <mo stretchy="false">=</mo>
              <mfrac>
                <mrow>
                  <mfrac>
                    <mrow>
                      <mrow>
                        <mo stretchy="false">−</mo>
                        <msub>
                          <mi>b</mi>
                          <mn>1</mn>
                        </msub>
                      </mrow>
                      <mo stretchy="false">∗</mo>
                      <mrow>
                        <mo fence="true" stretchy="false">(</mo>
                        <mrow>
                          <mrow>
                            <mrow>
                              <msub>
                                <mi>c</mi>
                                <mn>1</mn>
                              </msub>
                              <mo stretchy="false">∗</mo>
                              <msub>
                                <mi>a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c</mi>
                                <mn>2</mn>
                              </msub>
                            </mrow>
                          </mrow>
                        </mrow>
                        <mo fence="true" stretchy="false">)</mo>
                      </mrow>
                    </mrow>
                    <mrow>
                      <mrow>
                        <msub>
                          <mi>a</mi>
                          <mn>1</mn>
                        </msub>
                        <mo stretchy="false">∗</mo>
                        <msub>
                          <mi>b</mi>
                          <mn>2</mn>
                        </msub>
                      </mrow>
                      <mo stretchy="false">−</mo>
                      <mrow>
                        <msub>
                          <mi>b</mi>
                          <mn>1</mn>
                        </msub>
                        <mo stretchy="false">∗</mo>
                        <msub>
                          <mi>a</mi>
                          <mn>2</mn>
                        </msub>
                      </mrow>
                    </mrow>
                  </mfrac>
                  <mo stretchy="false">−</mo>
                  <msub>
                    <mi>c</mi>
                    <mn>1</mn>
                  </msub>
                </mrow>
                <msub>
                  <mi>a</mi>
                  <mn>1</mn>
                </msub>
              </mfrac>
            </mrow>
          </mrow>
        </mtd>
      </mtr>
      <mtr>
        <mtd>
          <mrow>
            <mi mathvariant="italic">kürzen</mi>
            <mi mathvariant="normal">:</mi>
            <mrow>
              <mi>x</mi>
              <mo stretchy="false">=</mo>
              <mfrac>
                <mrow>
                  <mrow>
                    <msub>
                      <mi>c</mi>
                      <mn>1</mn>
                    </msub>
                    <mo stretchy="false">∗</mo>
                    <msub>
                      <mi>b</mi>
                      <mn>2</mn>
                    </msub>
                  </mrow>
                  <mo stretchy="false">−</mo>
                  <mrow>
                    <msub>
                      <mi>b</mi>
                      <mn>1</mn>
                    </msub>
                    <mo stretchy="false">∗</mo>
                    <msub>
                      <mi>c</mi>
                      <mn>2</mn>
                    </msub>
                  </mrow>
                </mrow>
                <mrow>
                  <mrow>
                    <msub>
                      <mi>b</mi>
                      <mn>1</mn>
                    </msub>
                    <mo stretchy="false">∗</mo>
                    <msub>
                      <mi>a</mi>
                      <mn>2</mn>
                    </msub>
                  </mrow>
                  <mo stretchy="false">−</mo>
                  <mrow>
                    <msub>
                      <mi>a</mi>
                      <mn>1</mn>
                    </msub>
                    <mo stretchy="false">∗</mo>
                    <msub>
                      <mi>b</mi>
                      <mn>2</mn>
                    </msub>
                  </mrow>
                </mrow>
              </mfrac>
            </mrow>
          </mrow>
        </mtd>
      </mtr>
      <mtr>
        <mtd>
          <mrow>
            <mi mathvariant="italic">Der</mi>
            <mi mathvariant="italic">Schnittpunkt</mi>
            <mi mathvariant="italic">zweier</mi>
            <mi mathvariant="italic">Geraden</mi>
            <mi mathvariant="italic">gegeben</mi>
            <mi mathvariant="italic">durch</mi>
            <mover accent="true">
              <msub>
                <mi>g</mi>
                <mn>1</mn>
              </msub>
              <mo stretchy="false">⃗</mo>
            </mover>
            <mi mathvariant="italic">und</mi>
            <mover accent="true">
              <msub>
                <mi>g</mi>
                <mn>2</mn>
              </msub>
              <mo stretchy="false">⃗</mo>
            </mover>
            <mi mathvariant="italic">ist</mi>
            <mi mathvariant="italic">gegeben</mi>
            <mi mathvariant="italic">durch</mi>
            <mrow>
              <mover accent="true">
                <mi>s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frac>
                          <mrow>
                            <mrow>
                              <msub>
                                <mi>c</mi>
                                <mn>1</mn>
                              </msub>
                              <mo stretchy="false">∗</mo>
                              <msub>
                                <mi>b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b</mi>
                                <mn>1</mn>
                              </msub>
                              <mo stretchy="false">∗</mo>
                              <msub>
                                <mi>c</mi>
                                <mn>2</mn>
                              </msub>
                            </mrow>
                          </mrow>
                          <mrow>
                            <mrow>
                              <msub>
                                <mi>b</mi>
                                <mn>1</mn>
                              </msub>
                              <mo stretchy="false">∗</mo>
                              <msub>
                                <mi>a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b</mi>
                                <mn>2</mn>
                              </msub>
                            </mrow>
                          </mrow>
                        </mfrac>
                      </mtd>
                    </mtr>
                    <mtr>
                      <mtd>
                        <mfrac>
                          <mrow>
                            <mrow>
                              <msub>
                                <mi>c</mi>
                                <mn>1</mn>
                              </msub>
                              <mo stretchy="false">∗</mo>
                              <msub>
                                <mi>a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c</mi>
                                <mn>2</mn>
                              </msub>
                            </mrow>
                          </mrow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b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b</mi>
                                <mn>1</mn>
                              </msub>
                              <mo stretchy="false">∗</mo>
                              <msub>
                                <mi>a</mi>
                                <mn>2</mn>
                              </msub>
                            </mrow>
                          </mrow>
                        </mfrac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</mrow>
        </mtd>
      </mtr>
    </mtable>
    <annotation encoding="StarMath 5.0">Seien vec g_1 und vec g_2 zwei homogene Repräsentationen einer Gerade, die einen Schnittpunkt haben. 
newline 
Der Schnittpunkt vec s muss so gestaltet sein, dass er vec g_1^T * vec s = 0 und vec g_2^T * vec s = 0 erfüllt.
newline
vec g_1 = left( matrix{a_1##b_1##c_1} right ) , vec g_1 = left( matrix{a_2##b_2##c_2} right ) , vec s = left( matrix{x##y##1} right )
newline
vec g_1^T * vec s = a_1*x+b_1*y+c_1 = 0
newline
daraus folgt: x = {-b_1*y-c_1} over a_1
newline
vec g_2^T * vec s = a_2*x+b_2*y+c_2 = 0
newline
x einsetzen: a_2*(-b_1*y-c) over a_1 +b_2*y+c_2 = 0
newline
nach y umstellen: y = {c_1*a_2-a_1*c_2} over {a_1*b_2-b_1*a_2}
newline 
newline
bei x einsetzen: x = {-b_1*{(c_1*a_2-a_1*c_2)} over {a_1*b_2-b_1*a_2} - c_1} over {a_1}
newline
kürzen: x = {c_1*b_2-b_1*c_2} over { b_1*a_2-a_1*b_2 }
newline
Der Schnittpunkt zweier Geraden gegeben durch vec g_1 und vec g_2 ist gegeben durch vec s = left( matrix{{c_1*b_2-b_1*c_2} over { b_1*a_2-a_1*b_2 }##{c_1*a_2-a_1*c_2} over {a_1*b_2-b_1*a_2}##1} right )</annotation>
  </semantics>
</math>
</file>